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110" officeooo:paragraph-rsid="00118110"/>
    </style:style>
    <style:style style:name="P2" style:family="paragraph" style:parent-style-name="Standard">
      <style:text-properties officeooo:rsid="001304d9" officeooo:paragraph-rsid="001304d9"/>
    </style:style>
    <style:style style:name="P3" style:family="paragraph" style:parent-style-name="Standard">
      <style:text-properties officeooo:rsid="00137e8b" officeooo:paragraph-rsid="00137e8b"/>
    </style:style>
    <style:style style:name="P4" style:family="paragraph" style:parent-style-name="Standard">
      <style:text-properties officeooo:rsid="0013fabc" officeooo:paragraph-rsid="0013fabc"/>
    </style:style>
    <style:style style:name="P5" style:family="paragraph" style:parent-style-name="Standard">
      <style:text-properties officeooo:rsid="001457c7" officeooo:paragraph-rsid="001457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 par produits :</text:p>
      <text:p text:style-name="P1"/>
      <text:p text:style-name="P1">PC :</text:p>
      <text:p text:style-name="P1">-Reference</text:p>
      <text:p text:style-name="P1">-Nom</text:p>
      <text:p text:style-name="P1">-OS</text:p>
      <text:p text:style-name="P1">-TailleEcran</text:p>
      <text:p text:style-name="P1">-Processeur</text:p>
      <text:p text:style-name="P1">-RAM</text:p>
      <text:p text:style-name="P1">-stockage</text:p>
      <text:p text:style-name="P1">-Tactile</text:p>
      <text:p text:style-name="P1">-Poids</text:p>
      <text:p text:style-name="P1">-Graveur</text:p>
      <text:p text:style-name="P1">-Blu-Ray</text:p>
      <text:p text:style-name="P1">-Tablette</text:p>
      <text:p text:style-name="P1">-Definition</text:p>
      <text:p text:style-name="P1">-Temps Démarrage</text:p>
      <text:p text:style-name="P1">-Carte video</text:p>
      <text:p text:style-name="P1"/>
      <text:p text:style-name="P1">Casque :</text:p>
      <text:p text:style-name="P1">-Reference</text:p>
      <text:p text:style-name="P1">-Nom</text:p>
      <text:p text:style-name="P1">-Technolgie</text:p>
      <text:p text:style-name="P1">-Reduction de bruit</text:p>
      <text:p text:style-name="P1">-TypeCasque</text:p>
      <text:p text:style-name="P1">-Alim</text:p>
      <text:p text:style-name="P1">-Cable</text:p>
      <text:p text:style-name="P1">-Poids</text:p>
      <text:p text:style-name="P1">-Sans Fil</text:p>
      <text:p text:style-name="P1"/>
      <text:p text:style-name="P1">Console :</text:p>
      <text:p text:style-name="P1">Reference</text:p>
      <text:p text:style-name="P1">Nom</text:p>
      <text:p text:style-name="P1">Plateforme</text:p>
      <text:p text:style-name="P1">DispoPiece</text:p>
      <text:p text:style-name="P1"/>
      <text:p text:style-name="P1">TV :</text:p>
      <text:p text:style-name="P1">Reference</text:p>
      <text:p text:style-name="P1">Nom</text:p>
      <text:p text:style-name="P1">TailleEcran</text:p>
      <text:p text:style-name="P1">Definition</text:p>
      <text:p text:style-name="P1">Categorie</text:p>
      <text:p text:style-name="P1">FrequenceBalayage</text:p>
      <text:p text:style-name="P1">EntreeAudio</text:p>
      <text:p text:style-name="P1">SortieAudio</text:p>
      <text:p text:style-name="P1">EntreeVideo</text:p>
      <text:p text:style-name="P1">EntreeInformatique</text:p>
      <text:p text:style-name="P1">FonctionnaliteTV</text:p>
      <text:p text:style-name="P1">PuissanceSonore</text:p>
      <text:p text:style-name="P1">DLNA</text:p>
      <text:p text:style-name="P1">Widgets</text:p>
      <text:p text:style-name="P2">VeilleProgrammable</text:p>
      <text:p text:style-name="P2"><text:soft-page-break/>CaracComplementaires</text:p>
      <text:p text:style-name="P2">Consommation</text:p>
      <text:p text:style-name="P2">UltraSlim</text:p>
      <text:p text:style-name="P2">Surround</text:p>
      <text:p text:style-name="P2">Teletexte</text:p>
      <text:p text:style-name="P2">SansFil </text:p>
      <text:p text:style-name="P2">ClasseEnergetique</text:p>
      <text:p text:style-name="P2">DispoPiece</text:p>
      <text:p text:style-name="P2">Tuner</text:p>
      <text:p text:style-name="P2">Longeur</text:p>
      <text:p text:style-name="P2">Largeur</text:p>
      <text:p text:style-name="P2">Hauteur</text:p>
      <text:p text:style-name="P2">Poids</text:p>
      <text:p text:style-name="P2"/>
      <text:p text:style-name="P2"/>
      <text:p text:style-name="P3">Voiture</text:p>
      <text:p text:style-name="P3">NbCylindre</text:p>
      <text:p text:style-name="P3">Cylindrée(cm3)</text:p>
      <text:p text:style-name="P3">Puissance(ch)</text:p>
      <text:p text:style-name="P3"/>
      <text:p text:style-name="P3"/>
      <text:p text:style-name="P3">Perceuse</text:p>
      <text:p text:style-name="P3">Ref</text:p>
      <text:p text:style-name="P3">Nom</text:p>
      <text:p text:style-name="P3">Tension</text:p>
      <text:p text:style-name="P3">NbCouple</text:p>
      <text:p text:style-name="P3">VariateurVitesse</text:p>
      <text:p text:style-name="P3">Mandrin</text:p>
      <text:p text:style-name="P3">CapacitePerçage</text:p>
      <text:p text:style-name="P3">Eclairage</text:p>
      <text:p text:style-name="P3">IndicateurCharge</text:p>
      <text:p text:style-name="P3">InverseurRotation</text:p>
      <text:p text:style-name="P3">Garantie</text:p>
      <text:p text:style-name="P3">Poids</text:p>
      <text:p text:style-name="P3"/>
      <text:p text:style-name="P4">Elagueuse :</text:p>
      <text:p text:style-name="P4">Ref </text:p>
      <text:p text:style-name="P4">Nom</text:p>
      <text:p text:style-name="P4">Antivibration</text:p>
      <text:p text:style-name="P4">TypePompeAHuile</text:p>
      <text:p text:style-name="P4">Garantie</text:p>
      <text:p text:style-name="P4">Poids</text:p>
      <text:p text:style-name="P4"/>
      <text:p text:style-name="P4">Rabot :</text:p>
      <text:p text:style-name="P4">Puissance</text:p>
      <text:p text:style-name="P4">Vitesse</text:p>
      <text:p text:style-name="P4">LargeurRabotage</text:p>
      <text:p text:style-name="P4">ProfondeurRabotage</text:p>
      <text:p text:style-name="P4">ProfondeurFeuillure</text:p>
      <text:p text:style-name="P4">Garantie</text:p>
      <text:p text:style-name="P4">Poids</text:p>
      <text:p text:style-name="P4"/>
      <text:p text:style-name="P4"><text:soft-page-break/>Tondeuse :</text:p>
      <text:p text:style-name="P4">Energie</text:p>
      <text:p text:style-name="P4">HauteurCoupe</text:p>
      <text:p text:style-name="P4">LargeurCoupe</text:p>
      <text:p text:style-name="P4">CapaciteRamassage(L)</text:p>
      <text:p text:style-name="P4">Surface(m2)</text:p>
      <text:p text:style-name="P4">Moteur(cc)</text:p>
      <text:p text:style-name="P4">Mulching</text:p>
      <text:p text:style-name="P4">Garantie</text:p>
      <text:p text:style-name="P4">Poids</text:p>
      <text:p text:style-name="P4"/>
      <text:p text:style-name="P4">Livre :</text:p>
      <text:p text:style-name="P4">BD :</text:p>
      <text:p text:style-name="P4">Scenariste</text:p>
      <text:p text:style-name="P4">Dessinateur</text:p>
      <text:p text:style-name="P4">Editeur</text:p>
      <text:p text:style-name="P4">DateParution</text:p>
      <text:p text:style-name="P4">Collection</text:p>
      <text:p text:style-name="P4">EAN</text:p>
      <text:p text:style-name="P4">ISBN</text:p>
      <text:p text:style-name="P4">Illustrations</text:p>
      <text:p text:style-name="P4">NombrePage</text:p>
      <text:p text:style-name="P4">Format</text:p>
      <text:p text:style-name="P4"/>
      <text:p text:style-name="P4">AutresLivres :</text:p>
      <text:p text:style-name="P4">Auteur</text:p>
      <text:p text:style-name="P4">Editeur</text:p>
      <text:p text:style-name="P4">DateParution</text:p>
      <text:p text:style-name="P4">Collection</text:p>
      <text:p text:style-name="P4">EAN</text:p>
      <text:p text:style-name="P4">ISBN</text:p>
      <text:p text:style-name="P4">Illustrations</text:p>
      <text:p text:style-name="P4">NombrePage</text:p>
      <text:p text:style-name="P4">Format</text:p>
      <text:p text:style-name="P4"/>
      <text:p text:style-name="P5">Immobilier :</text:p>
      <text:p text:style-name="P5">Nom</text:p>
      <text:p text:style-name="P5">Loyer/Cout</text:p>
      <text:p text:style-name="P5">Ville</text:p>
      <text:p text:style-name="P5">CP</text:p>
      <text:p text:style-name="P5">Type</text:p>
      <text:p text:style-name="P5">NbPiece</text:p>
      <text:p text:style-name="P5">Surface</text:p>
      <text:p text:style-name="P5">GES </text:p>
      <text:p text:style-name="P5">ClasseEnergetique</text:p>
      <text:p text:style-name="P5">De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54:43.935504556</meta:creation-date>
    <dc:date>2017-05-22T11:32:55.547634198</dc:date>
    <meta:editing-duration>PT15M19S</meta:editing-duration>
    <meta:editing-cycles>3</meta:editing-cycles>
    <meta:generator>LibreOffice/5.2.6.2$Linux_X86_64 LibreOffice_project/20m0$Build-2</meta:generator>
    <meta:document-statistic meta:table-count="0" meta:image-count="0" meta:object-count="0" meta:page-count="3" meta:paragraph-count="136" meta:word-count="155" meta:character-count="1263" meta:non-whitespace-character-count="1241"/>
  </office:meta>
</office:document-meta>
</file>